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9.001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.A" style:family="table-column">
      <style:table-column-properties style:column-width="2.09cm" style:rel-column-width="7209*"/>
    </style:style>
    <style:style style:name="Tabela1.B" style:family="table-column">
      <style:table-column-properties style:column-width="2.66cm" style:rel-column-width="9174*"/>
    </style:style>
    <style:style style:name="Tabela1.C" style:family="table-column">
      <style:table-column-properties style:column-width="4.75cm" style:rel-column-width="16383*"/>
    </style:style>
    <style:style style:name="Tabela1.E" style:family="table-column">
      <style:table-column-properties style:column-width="0.053cm" style:rel-column-width="182*"/>
    </style:style>
    <style:style style:name="Tabela1.F" style:family="table-column">
      <style:table-column-properties style:column-width="4.697cm" style:rel-column-width="16204*"/>
    </style:style>
    <style:style style:name="Tabela1.1" style:family="table-row">
      <style:table-row-properties style:min-row-height="0.702cm"/>
    </style:style>
    <style:style style:name="Tabe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a1.3" style:family="table-row">
      <style:table-row-properties style:min-row-height="0.991cm"/>
    </style:style>
    <style:style style:name="Tabela1.4" style:family="table-row">
      <style:table-row-properties fo:keep-together="auto"/>
    </style:style>
    <style:style style:name="Tabela1.6" style:family="table-row">
      <style:table-row-properties fo:background-color="transparent" fo:keep-together="auto">
        <style:background-image/>
      </style:table-row-properties>
    </style:style>
    <style:style style:name="Tabela1.C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2" style:family="table">
      <style:table-properties style:width="12.019cm" table:align="margins"/>
    </style:style>
    <style:style style:name="Tabela2.A" style:family="table-column">
      <style:table-column-properties style:column-width="1.092cm" style:rel-column-width="5953*"/>
    </style:style>
    <style:style style:name="Tabela2.B" style:family="table-column">
      <style:table-column-properties style:column-width="1.094cm" style:rel-column-width="5960*"/>
    </style:style>
    <style:style style:name="Tabela2.K" style:family="table-column">
      <style:table-column-properties style:column-width="1.095cm" style:rel-column-width="5970*"/>
    </style:style>
    <style:style style:name="Tabela2.A1" style:family="table-cell">
      <style:table-cell-properties fo:padding="0.097cm" fo:border-left="1pt solid #000000" fo:border-right="none" fo:border-top="1pt solid #000000" fo:border-bottom="1pt solid #000000"/>
    </style:style>
    <style:style style:name="Tabela2.K1" style:family="table-cell">
      <style:table-cell-properties fo:padding="0.097cm" fo:border="1pt solid #000000"/>
    </style:style>
    <style:style style:name="Tabela3" style:family="table">
      <style:table-properties style:width="4.554cm" style:rel-width="100%" table:align="left"/>
    </style:style>
    <style:style style:name="Tabela3.A" style:family="table-column">
      <style:table-column-properties style:column-width="0.82cm" style:rel-column-width="465*"/>
    </style:style>
    <style:style style:name="Tabela3.B" style:family="table-column">
      <style:table-column-properties style:column-width="0.728cm" style:rel-column-width="413*"/>
    </style:style>
    <style:style style:name="Tabela3.D" style:family="table-column">
      <style:table-column-properties style:column-width="0.72cm" style:rel-column-width="408*"/>
    </style:style>
    <style:style style:name="Tabela3.F" style:family="table-column">
      <style:table-column-properties style:column-width="0.831cm" style:rel-column-width="471*"/>
    </style:style>
    <style:style style:name="Tabela3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4" style:family="table">
      <style:table-properties style:width="4.556cm" style:rel-width="100%" table:align="left"/>
    </style:style>
    <style:style style:name="Tabela4.A" style:family="table-column">
      <style:table-column-properties style:column-width="0.82cm" style:rel-column-width="465*"/>
    </style:style>
    <style:style style:name="Tabela4.B" style:family="table-column">
      <style:table-column-properties style:column-width="0.728cm" style:rel-column-width="413*"/>
    </style:style>
    <style:style style:name="Tabela4.F" style:family="table-column">
      <style:table-column-properties style:column-width="0.822cm" style:rel-column-width="466*"/>
    </style:style>
    <style:style style:name="Tabela4.A1" style:family="table-cell">
      <style:table-cell-properties style:vertical-align="bottom" fo:padding="0.097cm" fo:border="none"/>
    </style:style>
    <style:style style:name="Tabela6" style:family="table">
      <style:table-properties style:width="4.556cm" style:rel-width="100%" table:align="left"/>
    </style:style>
    <style:style style:name="Tabela6.A" style:family="table-column">
      <style:table-column-properties style:column-width="0.82cm" style:rel-column-width="465*"/>
    </style:style>
    <style:style style:name="Tabela6.B" style:family="table-column">
      <style:table-column-properties style:column-width="0.728cm" style:rel-column-width="413*"/>
    </style:style>
    <style:style style:name="Tabela6.F" style:family="table-column">
      <style:table-column-properties style:column-width="0.822cm" style:rel-column-width="466*"/>
    </style:style>
    <style:style style:name="Tabela6.A1" style:family="table-cell">
      <style:table-cell-properties style:vertical-align="bottom" fo:padding="0.097cm" fo:border="none"/>
    </style:style>
    <style:style style:name="Tabela7" style:family="table">
      <style:table-properties style:width="4.558cm" style:rel-width="100%" fo:margin-left="0cm" table:align="left"/>
    </style:style>
    <style:style style:name="Tabela7.A" style:family="table-column">
      <style:table-column-properties style:column-width="0.82cm" style:rel-column-width="465*"/>
    </style:style>
    <style:style style:name="Tabela7.B" style:family="table-column">
      <style:table-column-properties style:column-width="0.728cm" style:rel-column-width="413*"/>
    </style:style>
    <style:style style:name="Tabela7.F" style:family="table-column">
      <style:table-column-properties style:column-width="0.822cm" style:rel-column-width="466*"/>
    </style:style>
    <style:style style:name="Tabela7.1" style:family="table-row">
      <style:table-row-properties style:min-row-height="0.591cm"/>
    </style:style>
    <style:style style:name="Tabela7.A1" style:family="table-cell">
      <style:table-cell-properties style:vertical-align="bottom" fo:padding="0.097cm" fo:border="none"/>
    </style:style>
    <style:style style:name="Tabela7.2" style:family="table-row">
      <style:table-row-properties style:min-row-height="0.695cm"/>
    </style:style>
    <style:style style:name="Tabela5" style:family="table">
      <style:table-properties style:width="4.554cm" style:rel-width="100%" table:align="left"/>
    </style:style>
    <style:style style:name="Tabela5.A" style:family="table-column">
      <style:table-column-properties style:column-width="0.82cm" style:rel-column-width="465*"/>
    </style:style>
    <style:style style:name="Tabela5.B" style:family="table-column">
      <style:table-column-properties style:column-width="0.728cm" style:rel-column-width="413*"/>
    </style:style>
    <style:style style:name="Tabela5.D" style:family="table-column">
      <style:table-column-properties style:column-width="0.72cm" style:rel-column-width="408*"/>
    </style:style>
    <style:style style:name="Tabela5.F" style:family="table-column">
      <style:table-column-properties style:column-width="0.831cm" style:rel-column-width="471*"/>
    </style:style>
    <style:style style:name="Tabela5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8" style:family="table">
      <style:table-properties style:width="4.556cm" style:rel-width="100%" table:align="left"/>
    </style:style>
    <style:style style:name="Tabela8.A" style:family="table-column">
      <style:table-column-properties style:column-width="0.82cm" style:rel-column-width="465*"/>
    </style:style>
    <style:style style:name="Tabela8.B" style:family="table-column">
      <style:table-column-properties style:column-width="0.728cm" style:rel-column-width="413*"/>
    </style:style>
    <style:style style:name="Tabela8.D" style:family="table-column">
      <style:table-column-properties style:column-width="0.714cm" style:rel-column-width="405*"/>
    </style:style>
    <style:style style:name="Tabela8.F" style:family="table-column">
      <style:table-column-properties style:column-width="0.836cm" style:rel-column-width="474*"/>
    </style:style>
    <style:style style:name="Tabela8.A1" style:family="table-cell">
      <style:table-cell-properties style:vertical-align="bottom" fo:padding="0.097cm" fo:border="none"/>
    </style:style>
    <style:style style:name="Tabela9" style:family="table">
      <style:table-properties style:width="4.556cm" style:rel-width="100%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0.827cm" style:rel-column-width="469*"/>
    </style:style>
    <style:style style:name="Tabela9.B" style:family="table-column">
      <style:table-column-properties style:column-width="0.746cm" style:rel-column-width="423*"/>
    </style:style>
    <style:style style:name="Tabela9.C" style:family="table-column">
      <style:table-column-properties style:column-width="0.744cm" style:rel-column-width="422*"/>
    </style:style>
    <style:style style:name="Tabela9.1" style:family="table-row">
      <style:table-row-properties style:min-row-height="0.695cm" fo:background-color="transparent" fo:keep-together="auto">
        <style:background-image/>
      </style:table-row-properties>
    </style:style>
    <style:style style:name="Tabela9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10" style:family="table">
      <style:table-properties style:width="4.558cm" style:rel-width="100%" table:align="center"/>
    </style:style>
    <style:style style:name="Tabela10.A" style:family="table-column">
      <style:table-column-properties style:column-width="0.824cm" style:rel-column-width="467*"/>
    </style:style>
    <style:style style:name="Tabela10.B" style:family="table-column">
      <style:table-column-properties style:column-width="0.744cm" style:rel-column-width="422*"/>
    </style:style>
    <style:style style:name="Tabela10.D" style:family="table-column">
      <style:table-column-properties style:column-width="0.746cm" style:rel-column-width="423*"/>
    </style:style>
    <style:style style:name="Tabela10.E" style:family="table-column">
      <style:table-column-properties style:column-width="0.748cm" style:rel-column-width="424*"/>
    </style:style>
    <style:style style:name="Tabela10.F" style:family="table-column">
      <style:table-column-properties style:column-width="0.75cm" style:rel-column-width="425*"/>
    </style:style>
    <style:style style:name="Tabela10.1" style:family="table-row">
      <style:table-row-properties style:min-row-height="0.695cm"/>
    </style:style>
    <style:style style:name="Tabela10.A1" style:family="table-cell">
      <style:table-cell-properties style:vertical-align="bottom" fo:padding="0.097cm" fo:border="none"/>
    </style:style>
    <style:style style:name="P1" style:family="paragraph" style:parent-style-name="Standard">
      <style:text-properties style:font-name="Times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officeooo:rsid="0005f5f9" officeooo:paragraph-rsid="0005f5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5f5f9" officeooo:paragraph-rsid="0005f5f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5f5f9" officeooo:paragraph-rsid="001123c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5f5f9" officeooo:paragraph-rsid="000d41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6de9b" officeooo:paragraph-rsid="0006de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1123ce" officeooo:paragraph-rsid="001123c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d411d" officeooo:paragraph-rsid="000d41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8d0f2" officeooo:paragraph-rsid="000d41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15657a" officeooo:paragraph-rsid="001565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Times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Times" fo:font-size="11pt" officeooo:rsid="0005f5f9" officeooo:paragraph-rsid="0005f5f9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Times" fo:font-size="11pt" officeooo:rsid="0006de9b" officeooo:paragraph-rsid="0006de9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Times" fo:font-size="11pt" officeooo:rsid="0008d0f2" officeooo:paragraph-rsid="0008d0f2" style:font-size-asian="11pt" style:font-size-complex="11pt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" fo:font-size="20pt" fo:font-style="normal" fo:text-shadow="none" style:text-underline-style="none" fo:font-weight="normal" officeooo:rsid="0005f5f9" officeooo:paragraph-rsid="0005f5f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Times" fo:font-size="15pt" fo:font-style="normal" fo:text-shadow="none" style:text-underline-style="none" fo:font-weight="normal" officeooo:rsid="0005f5f9" officeooo:paragraph-rsid="0005f5f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officeooo:rsid="0005f5f9" officeooo:paragraph-rsid="0005f5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1123ce" officeooo:paragraph-rsid="0005f5f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>
      <loext:graphic-properties draw:fill-color="#000000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</style:style>
    <style:style style:name="T1" style:family="text">
      <style:text-properties officeooo:rsid="0008d0f2"/>
    </style:style>
    <style:style style:name="T2" style:family="text">
      <style:text-properties officeooo:rsid="000d411d"/>
    </style:style>
    <style:style style:name="T3" style:family="text">
      <style:text-properties officeooo:rsid="001123ce"/>
    </style:style>
    <style:style style:name="gr1" style:family="graphic">
      <style:graphic-properties draw:fill-color="#000000" draw:textarea-horizontal-align="justify" draw:textarea-vertical-align="middle" draw:auto-grow-height="false" fo:min-height="0.196cm" fo:min-width="0.302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196cm" fo:min-width="0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Estilo padrão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2"><draw:custom-shape text:anchor-type="paragraph" draw:z-index="603" draw:name="Forma3" draw:style-name="gr2" draw:text-style-name="P23" svg:width="0.6cm" svg:height="0.6cm" draw:transform="rotate (-3.14159265358979) translate (18.8595cm 0.580319444444444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604" draw:name="Forma3" draw:style-name="gr1" draw:text-style-name="P23" svg:width="0.6cm" svg:height="0.6cm" draw:transform="rotate (-1.5707963267949) translate (0.53975cm -0.0299861111111111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6" office:value-type="string">
            <text:p text:style-name="P18">CARTÃO DE RESPOST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1" office:value-type="string">
            <text:p text:style-name="P19">Nome:</text:p>
          </table:table-cell>
          <table:table-cell table:style-name="Tabela1.A1" table:number-columns-spanned="5" office:value-type="string">
            <text:p text:style-name="P17">________________________________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19">RA:</text:p>
          </table:table-cell>
          <table:table-cell table:style-name="Tabela1.A1" table:number-columns-spanned="4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A"/>
              <table:table-column table:style-name="Tabela2.B"/>
              <table:table-column table:style-name="Tabela2.A"/>
              <table:table-column table:style-name="Tabela2.B"/>
              <table:table-column table:style-name="Tabela2.A"/>
              <table:table-column table:style-name="Tabela2.B"/>
              <table:table-column table:style-name="Tabela2.A"/>
              <table:table-column table:style-name="Tabela2.B"/>
              <table:table-column table:style-name="Tabela2.K"/>
              <table:table-row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K1" office:value-type="string">
                  <text:p text:style-name="P3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table-cell table:style-name="Tabela1.A1" office:value-type="string">
            <text:p text:style-name="P3"/>
          </table:table-cell>
        </table:table-row>
        <table:table-row>
          <table:table-cell table:style-name="Tabela1.A1" table:number-columns-spanned="6" office:value-type="string">
            <text:p text:style-name="P20"><draw:line text:anchor-type="paragraph" draw:z-index="0" draw:name="Forma1" draw:style-name="gr4" draw:text-style-name="P25" svg:x1="-0.004cm" svg:y1="0.224cm" svg:x2="18.808cm" svg:y2="0.224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2" office:value-type="string">
            <table:table table:name="Tabela3" table:style-name="Tabela3">
              <table:table-column table:style-name="Tabela3.A"/>
              <table:table-column table:style-name="Tabela3.B" table:number-columns-repeated="2"/>
              <table:table-column table:style-name="Tabela3.D"/>
              <table:table-column table:style-name="Tabela3.B"/>
              <table:table-column table:style-name="Tabela3.F"/>
              <table:table-row>
                <table:table-cell table:style-name="Tabela3.A1" office:value-type="string">
                  <text:p text:style-name="P4"/>
                </table:table-cell>
                <table:table-cell table:style-name="Tabela3.A1" office:value-type="string">
                  <text:p text:style-name="P5">A</text:p>
                </table:table-cell>
                <table:table-cell table:style-name="Tabela3.A1" office:value-type="string">
                  <text:p text:style-name="P5">B</text:p>
                </table:table-cell>
                <table:table-cell table:style-name="Tabela3.A1" office:value-type="string">
                  <text:p text:style-name="P5">C</text:p>
                </table:table-cell>
                <table:table-cell table:style-name="Tabela3.A1" office:value-type="string">
                  <text:p text:style-name="P5">D</text:p>
                </table:table-cell>
                <table:table-cell table:style-name="Tabela3.A1" office:value-type="string">
                  <text:p text:style-name="P5">E</text:p>
                </table:table-cell>
              </table:table-row>
              <table:table-row>
                <table:table-cell table:style-name="Tabela3.A1" office:value-type="string">
                  <text:p text:style-name="P5">1</text:p>
                </table:table-cell>
                <table:table-cell table:style-name="Tabela3.A1" office:value-type="string">
                  <text:p text:style-name="P8"><draw:custom-shape text:anchor-type="as-char" draw:z-index="7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7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7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7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2</text:p>
                </table:table-cell>
                <table:table-cell table:style-name="Tabela3.A1" office:value-type="string">
                  <text:p text:style-name="P8"><draw:custom-shape text:anchor-type="as-char" draw:z-index="8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3</text:p>
                </table:table-cell>
                <table:table-cell table:style-name="Tabela3.A1" office:value-type="string">
                  <text:p text:style-name="P8"><draw:custom-shape text:anchor-type="as-char" draw:z-index="8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4</text:p>
                </table:table-cell>
                <table:table-cell table:style-name="Tabela3.A1" office:value-type="string">
                  <text:p text:style-name="P8"><draw:custom-shape text:anchor-type="as-char" draw:z-index="9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5</text:p>
                </table:table-cell>
                <table:table-cell table:style-name="Tabela3.A1" office:value-type="string">
                  <text:p text:style-name="P8"><draw:custom-shape text:anchor-type="as-char" draw:z-index="9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6</text:p>
                </table:table-cell>
                <table:table-cell table:style-name="Tabela3.A1" office:value-type="string">
                  <text:p text:style-name="P8"><draw:custom-shape text:anchor-type="as-char" draw:z-index="10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7</text:p>
                </table:table-cell>
                <table:table-cell table:style-name="Tabela3.A1" office:value-type="string">
                  <text:p text:style-name="P8"><draw:custom-shape text:anchor-type="as-char" draw:z-index="10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8</text:p>
                </table:table-cell>
                <table:table-cell table:style-name="Tabela3.A1" office:value-type="string">
                  <text:p text:style-name="P8"><draw:custom-shape text:anchor-type="as-char" draw:z-index="11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9</text:p>
                </table:table-cell>
                <table:table-cell table:style-name="Tabela3.A1" office:value-type="string">
                  <text:p text:style-name="P8"><draw:custom-shape text:anchor-type="as-char" draw:z-index="11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10</text:p>
                </table:table-cell>
                <table:table-cell table:style-name="Tabela3.A1" office:value-type="string">
                  <text:p text:style-name="P8"><draw:custom-shape text:anchor-type="as-char" draw:z-index="12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11</text:p>
                </table:table-cell>
                <table:table-cell table:style-name="Tabela3.A1" office:value-type="string">
                  <text:p text:style-name="P8"><draw:custom-shape text:anchor-type="as-char" draw:z-index="12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12</text:p>
                </table:table-cell>
                <table:table-cell table:style-name="Tabela3.A1" office:value-type="string">
                  <text:p text:style-name="P8"><draw:custom-shape text:anchor-type="as-char" draw:z-index="13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13</text:p>
                </table:table-cell>
                <table:table-cell table:style-name="Tabela3.A1" office:value-type="string">
                  <text:p text:style-name="P8"><draw:custom-shape text:anchor-type="as-char" draw:z-index="13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14</text:p>
                </table:table-cell>
                <table:table-cell table:style-name="Tabela3.A1" office:value-type="string">
                  <text:p text:style-name="P8"><draw:custom-shape text:anchor-type="as-char" draw:z-index="14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3.A1" office:value-type="string">
                  <text:p text:style-name="P5">15</text:p>
                </table:table-cell>
                <table:table-cell table:style-name="Tabela3.A1" office:value-type="string">
                  <text:p text:style-name="P8"><draw:custom-shape text:anchor-type="as-char" draw:z-index="14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5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  <table:table-cell table:style-name="Tabela1.C6" office:value-type="string">
            <table:table table:name="Tabela4" table:style-name="Tabela4">
              <table:table-column table:style-name="Tabela4.A"/>
              <table:table-column table:style-name="Tabela4.B" table:number-columns-repeated="4"/>
              <table:table-column table:style-name="Tabela4.F"/>
              <table:table-row>
                <table:table-cell table:style-name="Tabela4.A1" office:value-type="string">
                  <text:p text:style-name="P13"/>
                </table:table-cell>
                <table:table-cell table:style-name="Tabela4.A1" office:value-type="string">
                  <text:p text:style-name="P14">A</text:p>
                </table:table-cell>
                <table:table-cell table:style-name="Tabela4.A1" office:value-type="string">
                  <text:p text:style-name="P14">B</text:p>
                </table:table-cell>
                <table:table-cell table:style-name="Tabela4.A1" office:value-type="string">
                  <text:p text:style-name="P14">C</text:p>
                </table:table-cell>
                <table:table-cell table:style-name="Tabela4.A1" office:value-type="string">
                  <text:p text:style-name="P14">D</text:p>
                </table:table-cell>
                <table:table-cell table:style-name="Tabela4.A1" office:value-type="string">
                  <text:p text:style-name="P14">E</text:p>
                </table:table-cell>
              </table:table-row>
              <table:table-row>
                <table:table-cell table:style-name="Tabela4.A1" office:value-type="string">
                  <text:p text:style-name="P14">1<text:span text:style-name="T1">6</text:span></text:p>
                </table:table-cell>
                <table:table-cell table:style-name="Tabela4.A1" office:value-type="string">
                  <text:p text:style-name="P15"><draw:custom-shape text:anchor-type="as-char" draw:z-index="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17</text:p>
                </table:table-cell>
                <table:table-cell table:style-name="Tabela4.A1" office:value-type="string">
                  <text:p text:style-name="P15"><draw:custom-shape text:anchor-type="as-char" draw:z-index="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18</text:p>
                </table:table-cell>
                <table:table-cell table:style-name="Tabela4.A1" office:value-type="string">
                  <text:p text:style-name="P15"><draw:custom-shape text:anchor-type="as-char" draw:z-index="1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19</text:p>
                </table:table-cell>
                <table:table-cell table:style-name="Tabela4.A1" office:value-type="string">
                  <text:p text:style-name="P15"><draw:custom-shape text:anchor-type="as-char" draw:z-index="1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0</text:p>
                </table:table-cell>
                <table:table-cell table:style-name="Tabela4.A1" office:value-type="string">
                  <text:p text:style-name="P15"><draw:custom-shape text:anchor-type="as-char" draw:z-index="2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1</text:p>
                </table:table-cell>
                <table:table-cell table:style-name="Tabela4.A1" office:value-type="string">
                  <text:p text:style-name="P15"><draw:custom-shape text:anchor-type="as-char" draw:z-index="2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2</text:p>
                </table:table-cell>
                <table:table-cell table:style-name="Tabela4.A1" office:value-type="string">
                  <text:p text:style-name="P15"><draw:custom-shape text:anchor-type="as-char" draw:z-index="3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3</text:p>
                </table:table-cell>
                <table:table-cell table:style-name="Tabela4.A1" office:value-type="string">
                  <text:p text:style-name="P15"><draw:custom-shape text:anchor-type="as-char" draw:z-index="3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4</text:p>
                </table:table-cell>
                <table:table-cell table:style-name="Tabela4.A1" office:value-type="string">
                  <text:p text:style-name="P15"><draw:custom-shape text:anchor-type="as-char" draw:z-index="4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5</text:p>
                </table:table-cell>
                <table:table-cell table:style-name="Tabela4.A1" office:value-type="string">
                  <text:p text:style-name="P15"><draw:custom-shape text:anchor-type="as-char" draw:z-index="4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6</text:p>
                </table:table-cell>
                <table:table-cell table:style-name="Tabela4.A1" office:value-type="string">
                  <text:p text:style-name="P15"><draw:custom-shape text:anchor-type="as-char" draw:z-index="5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7</text:p>
                </table:table-cell>
                <table:table-cell table:style-name="Tabela4.A1" office:value-type="string">
                  <text:p text:style-name="P15"><draw:custom-shape text:anchor-type="as-char" draw:z-index="5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8</text:p>
                </table:table-cell>
                <table:table-cell table:style-name="Tabela4.A1" office:value-type="string">
                  <text:p text:style-name="P15"><draw:custom-shape text:anchor-type="as-char" draw:z-index="6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29</text:p>
                </table:table-cell>
                <table:table-cell table:style-name="Tabela4.A1" office:value-type="string">
                  <text:p text:style-name="P15"><draw:custom-shape text:anchor-type="as-char" draw:z-index="6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4.A1" office:value-type="string">
                  <text:p text:style-name="P16">30</text:p>
                </table:table-cell>
                <table:table-cell table:style-name="Tabela4.A1" office:value-type="string">
                  <text:p text:style-name="P15"><draw:custom-shape text:anchor-type="as-char" draw:z-index="7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office:value-type="string">
            <table:table table:name="Tabela6" table:style-name="Tabela6">
              <table:table-column table:style-name="Tabela6.A"/>
              <table:table-column table:style-name="Tabela6.B" table:number-columns-repeated="4"/>
              <table:table-column table:style-name="Tabela6.F"/>
              <table:table-row>
                <table:table-cell table:style-name="Tabela6.A1" office:value-type="string">
                  <text:p text:style-name="P4"/>
                </table:table-cell>
                <table:table-cell table:style-name="Tabela6.A1" office:value-type="string">
                  <text:p text:style-name="P5">A</text:p>
                </table:table-cell>
                <table:table-cell table:style-name="Tabela6.A1" office:value-type="string">
                  <text:p text:style-name="P5">B</text:p>
                </table:table-cell>
                <table:table-cell table:style-name="Tabela6.A1" office:value-type="string">
                  <text:p text:style-name="P5">C</text:p>
                </table:table-cell>
                <table:table-cell table:style-name="Tabela6.A1" office:value-type="string">
                  <text:p text:style-name="P5">D</text:p>
                </table:table-cell>
                <table:table-cell table:style-name="Tabela6.A1" office:value-type="string">
                  <text:p text:style-name="P5">E</text:p>
                </table:table-cell>
              </table:table-row>
              <table:table-row>
                <table:table-cell table:style-name="Tabela6.A1" office:value-type="string">
                  <text:p text:style-name="P7">3<text:span text:style-name="T2">1</text:span></text:p>
                </table:table-cell>
                <table:table-cell table:style-name="Tabela6.A1" office:value-type="string">
                  <text:p text:style-name="P8"><draw:custom-shape text:anchor-type="as-char" draw:z-index="22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2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2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2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2</text:p>
                </table:table-cell>
                <table:table-cell table:style-name="Tabela6.A1" office:value-type="string">
                  <text:p text:style-name="P8"><draw:custom-shape text:anchor-type="as-char" draw:z-index="23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3</text:p>
                </table:table-cell>
                <table:table-cell table:style-name="Tabela6.A1" office:value-type="string">
                  <text:p text:style-name="P8"><draw:custom-shape text:anchor-type="as-char" draw:z-index="23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4</text:p>
                </table:table-cell>
                <table:table-cell table:style-name="Tabela6.A1" office:value-type="string">
                  <text:p text:style-name="P8"><draw:custom-shape text:anchor-type="as-char" draw:z-index="24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5</text:p>
                </table:table-cell>
                <table:table-cell table:style-name="Tabela6.A1" office:value-type="string">
                  <text:p text:style-name="P8"><draw:custom-shape text:anchor-type="as-char" draw:z-index="24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6</text:p>
                </table:table-cell>
                <table:table-cell table:style-name="Tabela6.A1" office:value-type="string">
                  <text:p text:style-name="P8"><draw:custom-shape text:anchor-type="as-char" draw:z-index="25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7</text:p>
                </table:table-cell>
                <table:table-cell table:style-name="Tabela6.A1" office:value-type="string">
                  <text:p text:style-name="P8"><draw:custom-shape text:anchor-type="as-char" draw:z-index="25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8</text:p>
                </table:table-cell>
                <table:table-cell table:style-name="Tabela6.A1" office:value-type="string">
                  <text:p text:style-name="P8"><draw:custom-shape text:anchor-type="as-char" draw:z-index="26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39</text:p>
                </table:table-cell>
                <table:table-cell table:style-name="Tabela6.A1" office:value-type="string">
                  <text:p text:style-name="P8"><draw:custom-shape text:anchor-type="as-char" draw:z-index="26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40</text:p>
                </table:table-cell>
                <table:table-cell table:style-name="Tabela6.A1" office:value-type="string">
                  <text:p text:style-name="P8"><draw:custom-shape text:anchor-type="as-char" draw:z-index="27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0">41</text:p>
                </table:table-cell>
                <table:table-cell table:style-name="Tabela6.A1" office:value-type="string">
                  <text:p text:style-name="P8"><draw:custom-shape text:anchor-type="as-char" draw:z-index="27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1">4<text:span text:style-name="T2">2</text:span></text:p>
                </table:table-cell>
                <table:table-cell table:style-name="Tabela6.A1" office:value-type="string">
                  <text:p text:style-name="P8"><draw:custom-shape text:anchor-type="as-char" draw:z-index="28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1">4<text:span text:style-name="T2">3</text:span></text:p>
                </table:table-cell>
                <table:table-cell table:style-name="Tabela6.A1" office:value-type="string">
                  <text:p text:style-name="P8"><draw:custom-shape text:anchor-type="as-char" draw:z-index="28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1">4<text:span text:style-name="T2">4</text:span></text:p>
                </table:table-cell>
                <table:table-cell table:style-name="Tabela6.A1" office:value-type="string">
                  <text:p text:style-name="P8"><draw:custom-shape text:anchor-type="as-char" draw:z-index="29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6.A1" office:value-type="string">
                  <text:p text:style-name="P11">4<text:span text:style-name="T2">5</text:span></text:p>
                </table:table-cell>
                <table:table-cell table:style-name="Tabela6.A1" office:value-type="string">
                  <text:p text:style-name="P8"><draw:custom-shape text:anchor-type="as-char" draw:z-index="29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30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table:number-columns-spanned="2" office:value-type="string">
            <table:table table:name="Tabela7" table:style-name="Tabela7">
              <table:table-column table:style-name="Tabela7.A"/>
              <table:table-column table:style-name="Tabela7.B" table:number-columns-repeated="4"/>
              <table:table-column table:style-name="Tabela7.F"/>
              <table:table-row table:style-name="Tabela7.1">
                <table:table-cell table:style-name="Tabela7.A1" office:value-type="string">
                  <text:p text:style-name="P4"/>
                </table:table-cell>
                <table:table-cell table:style-name="Tabela7.A1" office:value-type="string">
                  <text:p text:style-name="P5">A</text:p>
                </table:table-cell>
                <table:table-cell table:style-name="Tabela7.A1" office:value-type="string">
                  <text:p text:style-name="P5">B</text:p>
                </table:table-cell>
                <table:table-cell table:style-name="Tabela7.A1" office:value-type="string">
                  <text:p text:style-name="P5">C</text:p>
                </table:table-cell>
                <table:table-cell table:style-name="Tabela7.A1" office:value-type="string">
                  <text:p text:style-name="P5">D</text:p>
                </table:table-cell>
                <table:table-cell table:style-name="Tabela7.A1" office:value-type="string">
                  <text:p text:style-name="P5">E</text:p>
                </table:table-cell>
              </table:table-row>
              <table:table-row table:style-name="Tabela7.2">
                <table:table-cell table:style-name="Tabela7.A1" office:value-type="string">
                  <text:p text:style-name="P7">4<text:span text:style-name="T2">6</text:span></text:p>
                </table:table-cell>
                <table:table-cell table:style-name="Tabela7.A1" office:value-type="string">
                  <text:p text:style-name="P8"><draw:custom-shape text:anchor-type="as-char" draw:z-index="30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4<text:span text:style-name="T2">7</text:span></text:p>
                </table:table-cell>
                <table:table-cell table:style-name="Tabela7.A1" office:value-type="string">
                  <text:p text:style-name="P8"><draw:custom-shape text:anchor-type="as-char" draw:z-index="30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4<text:span text:style-name="T2">8</text:span></text:p>
                </table:table-cell>
                <table:table-cell table:style-name="Tabela7.A1" office:value-type="string">
                  <text:p text:style-name="P8"><draw:custom-shape text:anchor-type="as-char" draw:z-index="31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4<text:span text:style-name="T2">9</text:span></text:p>
                </table:table-cell>
                <table:table-cell table:style-name="Tabela7.A1" office:value-type="string">
                  <text:p text:style-name="P8"><draw:custom-shape text:anchor-type="as-char" draw:z-index="31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0</text:span></text:p>
                </table:table-cell>
                <table:table-cell table:style-name="Tabela7.A1" office:value-type="string">
                  <text:p text:style-name="P8"><draw:custom-shape text:anchor-type="as-char" draw:z-index="32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1</text:span></text:p>
                </table:table-cell>
                <table:table-cell table:style-name="Tabela7.A1" office:value-type="string">
                  <text:p text:style-name="P8"><draw:custom-shape text:anchor-type="as-char" draw:z-index="32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2</text:span></text:p>
                </table:table-cell>
                <table:table-cell table:style-name="Tabela7.A1" office:value-type="string">
                  <text:p text:style-name="P8"><draw:custom-shape text:anchor-type="as-char" draw:z-index="33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3</text:span></text:p>
                </table:table-cell>
                <table:table-cell table:style-name="Tabela7.A1" office:value-type="string">
                  <text:p text:style-name="P8"><draw:custom-shape text:anchor-type="as-char" draw:z-index="33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4</text:span></text:p>
                </table:table-cell>
                <table:table-cell table:style-name="Tabela7.A1" office:value-type="string">
                  <text:p text:style-name="P8"><draw:custom-shape text:anchor-type="as-char" draw:z-index="34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5</text:span></text:p>
                </table:table-cell>
                <table:table-cell table:style-name="Tabela7.A1" office:value-type="string">
                  <text:p text:style-name="P8"><draw:custom-shape text:anchor-type="as-char" draw:z-index="34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6</text:span></text:p>
                </table:table-cell>
                <table:table-cell table:style-name="Tabela7.A1" office:value-type="string">
                  <text:p text:style-name="P8"><draw:custom-shape text:anchor-type="as-char" draw:z-index="35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7</text:span></text:p>
                </table:table-cell>
                <table:table-cell table:style-name="Tabela7.A1" office:value-type="string">
                  <text:p text:style-name="P8"><draw:custom-shape text:anchor-type="as-char" draw:z-index="35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8</text:span></text:p>
                </table:table-cell>
                <table:table-cell table:style-name="Tabela7.A1" office:value-type="string">
                  <text:p text:style-name="P8"><draw:custom-shape text:anchor-type="as-char" draw:z-index="36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9</text:span></text:p>
                </table:table-cell>
                <table:table-cell table:style-name="Tabela7.A1" office:value-type="string">
                  <text:p text:style-name="P8"><draw:custom-shape text:anchor-type="as-char" draw:z-index="36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2">60</text:p>
                </table:table-cell>
                <table:table-cell table:style-name="Tabela7.A1" office:value-type="string">
                  <text:p text:style-name="P8"><draw:custom-shape text:anchor-type="as-char" draw:z-index="37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</table:table-row>
        <table:table-row table:style-name="Tabela1.7">
          <table:table-cell table:style-name="Tabela1.A1" table:number-columns-spanned="2" office:value-type="string">
            <table:table table:name="Tabela5" table:style-name="Tabela5">
              <table:table-column table:style-name="Tabela5.A"/>
              <table:table-column table:style-name="Tabela5.B" table:number-columns-repeated="2"/>
              <table:table-column table:style-name="Tabela5.D"/>
              <table:table-column table:style-name="Tabela5.B"/>
              <table:table-column table:style-name="Tabela5.F"/>
              <table:table-row>
                <table:table-cell table:style-name="Tabela5.A1" office:value-type="string">
                  <text:p text:style-name="P4"/>
                </table:table-cell>
                <table:table-cell table:style-name="Tabela5.A1" office:value-type="string">
                  <text:p text:style-name="P5">A</text:p>
                </table:table-cell>
                <table:table-cell table:style-name="Tabela5.A1" office:value-type="string">
                  <text:p text:style-name="P5">B</text:p>
                </table:table-cell>
                <table:table-cell table:style-name="Tabela5.A1" office:value-type="string">
                  <text:p text:style-name="P5">C</text:p>
                </table:table-cell>
                <table:table-cell table:style-name="Tabela5.A1" office:value-type="string">
                  <text:p text:style-name="P5">D</text:p>
                </table:table-cell>
                <table:table-cell table:style-name="Tabela5.A1" office:value-type="string">
                  <text:p text:style-name="P5">E</text:p>
                </table:table-cell>
              </table:table-row>
              <table:table-row>
                <table:table-cell table:style-name="Tabela5.A1" office:value-type="string">
                  <text:p text:style-name="P9">61</text:p>
                </table:table-cell>
                <table:table-cell table:style-name="Tabela5.A1" office:value-type="string">
                  <text:p text:style-name="P8"><draw:custom-shape text:anchor-type="as-char" draw:z-index="15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2</text:p>
                </table:table-cell>
                <table:table-cell table:style-name="Tabela5.A1" office:value-type="string">
                  <text:p text:style-name="P8"><draw:custom-shape text:anchor-type="as-char" draw:z-index="15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3</text:p>
                </table:table-cell>
                <table:table-cell table:style-name="Tabela5.A1" office:value-type="string">
                  <text:p text:style-name="P8"><draw:custom-shape text:anchor-type="as-char" draw:z-index="16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4</text:p>
                </table:table-cell>
                <table:table-cell table:style-name="Tabela5.A1" office:value-type="string">
                  <text:p text:style-name="P8"><draw:custom-shape text:anchor-type="as-char" draw:z-index="16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5</text:p>
                </table:table-cell>
                <table:table-cell table:style-name="Tabela5.A1" office:value-type="string">
                  <text:p text:style-name="P8"><draw:custom-shape text:anchor-type="as-char" draw:z-index="17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6</text:p>
                </table:table-cell>
                <table:table-cell table:style-name="Tabela5.A1" office:value-type="string">
                  <text:p text:style-name="P8"><draw:custom-shape text:anchor-type="as-char" draw:z-index="17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7</text:p>
                </table:table-cell>
                <table:table-cell table:style-name="Tabela5.A1" office:value-type="string">
                  <text:p text:style-name="P8"><draw:custom-shape text:anchor-type="as-char" draw:z-index="18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8</text:p>
                </table:table-cell>
                <table:table-cell table:style-name="Tabela5.A1" office:value-type="string">
                  <text:p text:style-name="P8"><draw:custom-shape text:anchor-type="as-char" draw:z-index="18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9</text:p>
                </table:table-cell>
                <table:table-cell table:style-name="Tabela5.A1" office:value-type="string">
                  <text:p text:style-name="P8"><draw:custom-shape text:anchor-type="as-char" draw:z-index="19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0</text:p>
                </table:table-cell>
                <table:table-cell table:style-name="Tabela5.A1" office:value-type="string">
                  <text:p text:style-name="P8"><draw:custom-shape text:anchor-type="as-char" draw:z-index="19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1</text:p>
                </table:table-cell>
                <table:table-cell table:style-name="Tabela5.A1" office:value-type="string">
                  <text:p text:style-name="P8"><draw:custom-shape text:anchor-type="as-char" draw:z-index="20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2</text:p>
                </table:table-cell>
                <table:table-cell table:style-name="Tabela5.A1" office:value-type="string">
                  <text:p text:style-name="P8"><draw:custom-shape text:anchor-type="as-char" draw:z-index="20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3</text:p>
                </table:table-cell>
                <table:table-cell table:style-name="Tabela5.A1" office:value-type="string">
                  <text:p text:style-name="P8"><draw:custom-shape text:anchor-type="as-char" draw:z-index="21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4</text:p>
                </table:table-cell>
                <table:table-cell table:style-name="Tabela5.A1" office:value-type="string">
                  <text:p text:style-name="P8"><draw:custom-shape text:anchor-type="as-char" draw:z-index="21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5</text:p>
                </table:table-cell>
                <table:table-cell table:style-name="Tabela5.A1" office:value-type="string">
                  <text:p text:style-name="P8"><draw:custom-shape text:anchor-type="as-char" draw:z-index="22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  <table:table-cell table:style-name="Tabela1.A1" office:value-type="string">
            <table:table table:name="Tabela8" table:style-name="Tabela8">
              <table:table-column table:style-name="Tabela8.A"/>
              <table:table-column table:style-name="Tabela8.B" table:number-columns-repeated="2"/>
              <table:table-column table:style-name="Tabela8.D"/>
              <table:table-column table:style-name="Tabela8.B"/>
              <table:table-column table:style-name="Tabela8.F"/>
              <table:table-row>
                <table:table-cell table:style-name="Tabela8.A1" office:value-type="string">
                  <text:p text:style-name="P4"/>
                </table:table-cell>
                <table:table-cell table:style-name="Tabela8.A1" office:value-type="string">
                  <text:p text:style-name="P5">A</text:p>
                </table:table-cell>
                <table:table-cell table:style-name="Tabela8.A1" office:value-type="string">
                  <text:p text:style-name="P5">B</text:p>
                </table:table-cell>
                <table:table-cell table:style-name="Tabela8.A1" office:value-type="string">
                  <text:p text:style-name="P5">C</text:p>
                </table:table-cell>
                <table:table-cell table:style-name="Tabela8.A1" office:value-type="string">
                  <text:p text:style-name="P5">D</text:p>
                </table:table-cell>
                <table:table-cell table:style-name="Tabela8.A1" office:value-type="string">
                  <text:p text:style-name="P5">E</text:p>
                </table:table-cell>
              </table:table-row>
              <table:table-row>
                <table:table-cell table:style-name="Tabela8.A1" office:value-type="string">
                  <text:p text:style-name="P9">76</text:p>
                </table:table-cell>
                <table:table-cell table:style-name="Tabela8.A1" office:value-type="string">
                  <text:p text:style-name="P8"><draw:custom-shape text:anchor-type="as-char" draw:z-index="37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7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7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7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77</text:p>
                </table:table-cell>
                <table:table-cell table:style-name="Tabela8.A1" office:value-type="string">
                  <text:p text:style-name="P8"><draw:custom-shape text:anchor-type="as-char" draw:z-index="38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78</text:p>
                </table:table-cell>
                <table:table-cell table:style-name="Tabela8.A1" office:value-type="string">
                  <text:p text:style-name="P8"><draw:custom-shape text:anchor-type="as-char" draw:z-index="38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22">79</text:p>
                </table:table-cell>
                <table:table-cell table:style-name="Tabela8.A1" office:value-type="string">
                  <text:p text:style-name="P8"><draw:custom-shape text:anchor-type="as-char" draw:z-index="39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0</text:p>
                </table:table-cell>
                <table:table-cell table:style-name="Tabela8.A1" office:value-type="string">
                  <text:p text:style-name="P8"><draw:custom-shape text:anchor-type="as-char" draw:z-index="39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1</text:p>
                </table:table-cell>
                <table:table-cell table:style-name="Tabela8.A1" office:value-type="string">
                  <text:p text:style-name="P8"><draw:custom-shape text:anchor-type="as-char" draw:z-index="40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6">8<text:span text:style-name="T3">2</text:span></text:p>
                </table:table-cell>
                <table:table-cell table:style-name="Tabela8.A1" office:value-type="string">
                  <text:p text:style-name="P8"><draw:custom-shape text:anchor-type="as-char" draw:z-index="40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5">8<text:span text:style-name="T3">3</text:span></text:p>
                </table:table-cell>
                <table:table-cell table:style-name="Tabela8.A1" office:value-type="string">
                  <text:p text:style-name="P8"><draw:custom-shape text:anchor-type="as-char" draw:z-index="41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4</text:p>
                </table:table-cell>
                <table:table-cell table:style-name="Tabela8.A1" office:value-type="string">
                  <text:p text:style-name="P8"><draw:custom-shape text:anchor-type="as-char" draw:z-index="41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5</text:p>
                </table:table-cell>
                <table:table-cell table:style-name="Tabela8.A1" office:value-type="string">
                  <text:p text:style-name="P8"><draw:custom-shape text:anchor-type="as-char" draw:z-index="42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6</text:p>
                </table:table-cell>
                <table:table-cell table:style-name="Tabela8.A1" office:value-type="string">
                  <text:p text:style-name="P8"><draw:custom-shape text:anchor-type="as-char" draw:z-index="42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7</text:p>
                </table:table-cell>
                <table:table-cell table:style-name="Tabela8.A1" office:value-type="string">
                  <text:p text:style-name="P8"><draw:custom-shape text:anchor-type="as-char" draw:z-index="43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8</text:p>
                </table:table-cell>
                <table:table-cell table:style-name="Tabela8.A1" office:value-type="string">
                  <text:p text:style-name="P8"><draw:custom-shape text:anchor-type="as-char" draw:z-index="43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9</text:p>
                </table:table-cell>
                <table:table-cell table:style-name="Tabela8.A1" office:value-type="string">
                  <text:p text:style-name="P8"><draw:custom-shape text:anchor-type="as-char" draw:z-index="44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90</text:p>
                </table:table-cell>
                <table:table-cell table:style-name="Tabela8.A1" office:value-type="string">
                  <text:p text:style-name="P8"><draw:custom-shape text:anchor-type="as-char" draw:z-index="44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5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B" table:number-columns-repeated="3"/>
              <table:table-row table:style-name="Tabela9.1">
                <table:table-cell table:style-name="Tabela9.A1" office:value-type="string">
                  <text:p text:style-name="P4"/>
                </table:table-cell>
                <table:table-cell table:style-name="Tabela9.A1" office:value-type="string">
                  <text:p text:style-name="P5">A</text:p>
                </table:table-cell>
                <table:table-cell table:style-name="Tabela9.A1" office:value-type="string">
                  <text:p text:style-name="P5">B</text:p>
                </table:table-cell>
                <table:table-cell table:style-name="Tabela9.A1" office:value-type="string">
                  <text:p text:style-name="P5">C</text:p>
                </table:table-cell>
                <table:table-cell table:style-name="Tabela9.A1" office:value-type="string">
                  <text:p text:style-name="P5">D</text:p>
                </table:table-cell>
                <table:table-cell table:style-name="Tabela9.A1" office:value-type="string">
                  <text:p text:style-name="P5">E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1</text:p>
                </table:table-cell>
                <table:table-cell table:style-name="Tabela9.A1" office:value-type="string">
                  <text:p text:style-name="P8"><draw:custom-shape text:anchor-type="as-char" draw:z-index="45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2</text:p>
                </table:table-cell>
                <table:table-cell table:style-name="Tabela9.A1" office:value-type="string">
                  <text:p text:style-name="P8"><draw:custom-shape text:anchor-type="as-char" draw:z-index="45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3</text:p>
                </table:table-cell>
                <table:table-cell table:style-name="Tabela9.A1" office:value-type="string">
                  <text:p text:style-name="P8"><draw:custom-shape text:anchor-type="as-char" draw:z-index="46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4</text:p>
                </table:table-cell>
                <table:table-cell table:style-name="Tabela9.A1" office:value-type="string">
                  <text:p text:style-name="P8"><draw:custom-shape text:anchor-type="as-char" draw:z-index="46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5</text:p>
                </table:table-cell>
                <table:table-cell table:style-name="Tabela9.A1" office:value-type="string">
                  <text:p text:style-name="P8"><draw:custom-shape text:anchor-type="as-char" draw:z-index="47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6</text:p>
                </table:table-cell>
                <table:table-cell table:style-name="Tabela9.A1" office:value-type="string">
                  <text:p text:style-name="P8"><draw:custom-shape text:anchor-type="as-char" draw:z-index="47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7</text:p>
                </table:table-cell>
                <table:table-cell table:style-name="Tabela9.A1" office:value-type="string">
                  <text:p text:style-name="P8"><draw:custom-shape text:anchor-type="as-char" draw:z-index="48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8</text:p>
                </table:table-cell>
                <table:table-cell table:style-name="Tabela9.A1" office:value-type="string">
                  <text:p text:style-name="P8"><draw:custom-shape text:anchor-type="as-char" draw:z-index="48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9</text:p>
                </table:table-cell>
                <table:table-cell table:style-name="Tabela9.A1" office:value-type="string">
                  <text:p text:style-name="P8"><draw:custom-shape text:anchor-type="as-char" draw:z-index="49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0</text:p>
                </table:table-cell>
                <table:table-cell table:style-name="Tabela9.A1" office:value-type="string">
                  <text:p text:style-name="P8"><draw:custom-shape text:anchor-type="as-char" draw:z-index="49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1</text:p>
                </table:table-cell>
                <table:table-cell table:style-name="Tabela9.A1" office:value-type="string">
                  <text:p text:style-name="P8"><draw:custom-shape text:anchor-type="as-char" draw:z-index="50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2</text:p>
                </table:table-cell>
                <table:table-cell table:style-name="Tabela9.A1" office:value-type="string">
                  <text:p text:style-name="P8"><draw:custom-shape text:anchor-type="as-char" draw:z-index="50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3</text:p>
                </table:table-cell>
                <table:table-cell table:style-name="Tabela9.A1" office:value-type="string">
                  <text:p text:style-name="P8"><draw:custom-shape text:anchor-type="as-char" draw:z-index="51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4</text:p>
                </table:table-cell>
                <table:table-cell table:style-name="Tabela9.A1" office:value-type="string">
                  <text:p text:style-name="P8"><draw:custom-shape text:anchor-type="as-char" draw:z-index="51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5</text:p>
                </table:table-cell>
                <table:table-cell table:style-name="Tabela9.A1" office:value-type="string">
                  <text:p text:style-name="P8"><draw:custom-shape text:anchor-type="as-char" draw:z-index="52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table:number-columns-spanned="2" office:value-type="string">
            <table:table table:name="Tabela10" table:style-name="Tabela10">
              <table:table-column table:style-name="Tabela10.A"/>
              <table:table-column table:style-name="Tabela10.B" table:number-columns-repeated="2"/>
              <table:table-column table:style-name="Tabela10.D"/>
              <table:table-column table:style-name="Tabela10.E"/>
              <table:table-column table:style-name="Tabela10.F"/>
              <table:table-row table:style-name="Tabela10.1">
                <table:table-cell table:style-name="Tabela10.A1" office:value-type="string">
                  <text:p text:style-name="P21"/>
                </table:table-cell>
                <table:table-cell table:style-name="Tabela10.A1" office:value-type="string">
                  <text:p text:style-name="P21">A</text:p>
                </table:table-cell>
                <table:table-cell table:style-name="Tabela10.A1" office:value-type="string">
                  <text:p text:style-name="P21">B</text:p>
                </table:table-cell>
                <table:table-cell table:style-name="Tabela10.A1" office:value-type="string">
                  <text:p text:style-name="P21">C</text:p>
                </table:table-cell>
                <table:table-cell table:style-name="Tabela10.A1" office:value-type="string">
                  <text:p text:style-name="P21">D</text:p>
                </table:table-cell>
                <table:table-cell table:style-name="Tabela10.A1" office:value-type="string">
                  <text:p text:style-name="P21">E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06</text:span></text:p>
                </table:table-cell>
                <table:table-cell table:style-name="Tabela10.A1" office:value-type="string">
                  <text:p text:style-name="P21"><draw:custom-shape text:anchor-type="as-char" draw:z-index="52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2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2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2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07</text:p>
                </table:table-cell>
                <table:table-cell table:style-name="Tabela10.A1" office:value-type="string">
                  <text:p text:style-name="P21"><draw:custom-shape text:anchor-type="as-char" draw:z-index="53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08</text:p>
                </table:table-cell>
                <table:table-cell table:style-name="Tabela10.A1" office:value-type="string">
                  <text:p text:style-name="P21"><draw:custom-shape text:anchor-type="as-char" draw:z-index="53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09</text:p>
                </table:table-cell>
                <table:table-cell table:style-name="Tabela10.A1" office:value-type="string">
                  <text:p text:style-name="P21"><draw:custom-shape text:anchor-type="as-char" draw:z-index="54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0</text:p>
                </table:table-cell>
                <table:table-cell table:style-name="Tabela10.A1" office:value-type="string">
                  <text:p text:style-name="P21"><draw:custom-shape text:anchor-type="as-char" draw:z-index="54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1</text:p>
                </table:table-cell>
                <table:table-cell table:style-name="Tabela10.A1" office:value-type="string">
                  <text:p text:style-name="P21"><draw:custom-shape text:anchor-type="as-char" draw:z-index="55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2</text:p>
                </table:table-cell>
                <table:table-cell table:style-name="Tabela10.A1" office:value-type="string">
                  <text:p text:style-name="P21"><draw:custom-shape text:anchor-type="as-char" draw:z-index="55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3</text:p>
                </table:table-cell>
                <table:table-cell table:style-name="Tabela10.A1" office:value-type="string">
                  <text:p text:style-name="P21"><draw:custom-shape text:anchor-type="as-char" draw:z-index="56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4</text:p>
                </table:table-cell>
                <table:table-cell table:style-name="Tabela10.A1" office:value-type="string">
                  <text:p text:style-name="P21"><draw:custom-shape text:anchor-type="as-char" draw:z-index="56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5</text:span></text:p>
                </table:table-cell>
                <table:table-cell table:style-name="Tabela10.A1" office:value-type="string">
                  <text:p text:style-name="P21"><draw:custom-shape text:anchor-type="as-char" draw:z-index="57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6</text:span></text:p>
                </table:table-cell>
                <table:table-cell table:style-name="Tabela10.A1" office:value-type="string">
                  <text:p text:style-name="P21"><draw:custom-shape text:anchor-type="as-char" draw:z-index="57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7</text:span></text:p>
                </table:table-cell>
                <table:table-cell table:style-name="Tabela10.A1" office:value-type="string">
                  <text:p text:style-name="P21"><draw:custom-shape text:anchor-type="as-char" draw:z-index="58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8</text:span></text:p>
                </table:table-cell>
                <table:table-cell table:style-name="Tabela10.A1" office:value-type="string">
                  <text:p text:style-name="P21"><draw:custom-shape text:anchor-type="as-char" draw:z-index="58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9</text:span></text:p>
                </table:table-cell>
                <table:table-cell table:style-name="Tabela10.A1" office:value-type="string">
                  <text:p text:style-name="P21"><draw:custom-shape text:anchor-type="as-char" draw:z-index="591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2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3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4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5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20</text:span></text:p>
                </table:table-cell>
                <table:table-cell table:style-name="Tabela10.A1" office:value-type="string">
                  <text:p text:style-name="P21"><draw:custom-shape text:anchor-type="as-char" draw:z-index="596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7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8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9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600" draw:name="Forma2" draw:style-name="gr3" draw:text-style-name="P24" svg:width="0.5cm" svg:height="0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</table:table-row>
      </table:table>
      <text:p text:style-name="P1"><draw:custom-shape text:anchor-type="paragraph" draw:z-index="601" draw:name="Forma3" draw:style-name="gr2" draw:text-style-name="P23" svg:width="0.6cm" svg:height="0.6cm" svg:x="0.011cm" svg:y="0.12cm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602" draw:name="Forma3" draw:style-name="gr2" draw:text-style-name="P23" svg:width="0.6cm" svg:height="0.6cm" draw:transform="rotate (1.5707963267949) translate (18.3797222222222cm 0.649111111111111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" fo:font-family="Times" style:font-family-generic="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6:33:16.981143057</meta:creation-date>
    <dc:date>2020-05-16T17:12:40.222065872</dc:date>
    <meta:editing-duration>PT1H6M53S</meta:editing-duration>
    <meta:editing-cycles>13</meta:editing-cycles>
    <meta:generator>LibreOffice/6.3.6.2$Linux_X86_64 LibreOffice_project/30$Build-2</meta:generator>
    <meta:document-statistic meta:table-count="10" meta:image-count="0" meta:object-count="0" meta:page-count="1" meta:paragraph-count="764" meta:word-count="166" meta:character-count="381" meta:non-whitespace-character-count="379"/>
  </office:meta>
</office:document-meta>
</file>